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modèles-de-réunion"/>Modèles de réunion<text:bookmark-end text:name="modèles-de-réunion"/></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5/meeting-templates" office:name=""><text:span text:style-name="Definition">https://blueprint.ecohubs.community/fr/articles/rcos-templates/layer-5/meeting-templates</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5 — Opérations &amp; Coordinat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5-operations-coordination#72-meeting-system" office:name=""><text:span text:style-name="Definition">§7.2</text:span></text:a>, <text:a xlink:type="simple" xlink:href="https://blueprint.ecohubs.community/fr/articles/rcos-core/v0-1/layer-5-operations-coordination#76-artifacts" office:name=""><text:span text:style-name="Definition">§7.6</text:span></text:a></text:p>
        </text:list-item>
      </text:list>
      <text:p text:style-name="P3">Les modèles de réunion déclarent l’objectif, le périmètre de décision, le quorum et la structure de chaque type de réunion. Une réunion sans modèle déclaré finira, avec le temps, par accumuler une autorité qu’elle ne devrait pas avoir. Adapte ces modèles et ajoute ou supprime des types de réunion selon les besoins de ta communauté.</text:p>
      <text:p text:style-name="Horizontal_20_Line"/>
      <text:h text:style-name="Heading_20_2" text:outline-level="2"><text:bookmark-start text:name="type-de-réunion--opérations"/>Type de réunion : Opérations<text:bookmark-end text:name="type-de-réunion--opérations"/></text:h>
      <text:p text:style-name="First_20_paragraph"><text:span text:style-name="T2">Clauses RCOS : </text:span><text:a xlink:type="simple" xlink:href="https://blueprint.ecohubs.community/fr/articles/rcos-core/v0-1/layer-5-operations-coordination#72-meeting-system" office:name=""><text:span text:style-name="Definition"><text:span text:style-name="T2">7.2.1</text:span></text:span></text:a><text:span text:style-name="T2">, </text:span><text:a xlink:type="simple" xlink:href="https://blueprint.ecohubs.community/fr/articles/rcos-core/v0-1/layer-5-operations-coordination#72-meeting-system" office:name=""><text:span text:style-name="Definition"><text:span text:style-name="T2">7.2.2</text:span></text:span></text:a><text:span text:style-name="T2">, </text:span><text:a xlink:type="simple" xlink:href="https://blueprint.ecohubs.community/fr/articles/rcos-core/v0-1/layer-5-operations-coordination#72-meeting-system" office:name=""><text:span text:style-name="Definition"><text:span text:style-name="T2">7.2.3</text:span></text:span></text:a><text:span text:style-name="T2">, </text:span><text:a xlink:type="simple" xlink:href="https://blueprint.ecohubs.community/fr/articles/rcos-core/v0-1/layer-5-operations-coordination#72-meeting-system" office:name=""><text:span text:style-name="Definition"><text:span text:style-name="T2">7.2.4</text:span></text:span></text:a><text:span text:style-name="T2">, </text:span><text:a xlink:type="simple" xlink:href="https://blueprint.ecohubs.community/fr/articles/rcos-core/v0-1/layer-5-operations-coordination#76-artifacts" office:name=""><text:span text:style-name="Definition"><text:span text:style-name="T2">7.6.4</text:span></text:span></text:a></text:p>
      <text:p text:style-name="P4">**Justification — Pourquoi une réunion Opérations régulière **</text:p>
      <text:p text:style-name="P4">La coordination au quotidien a besoin d’un rythme régulier, pas d’improvisation ad hoc. La réunion Opérations est le pouls de la communauté — un espace prévisible pour passer en revue le travail en cours, faire remonter les blocages et prendre de petites décisions opérationnelles. Point crucial : seules les décisions Opérationnelles sont prises ici ; les décisions Stratégiques et Constitutionnelles passent par le processus de gouvernance, de sorte que la réunion ne peut pas accumuler discrètement une autorité qu’elle n’a pas.</text:p>
      <text:p text:style-name="P5"><text:span text:style-name="T1">Instructions — Comment remplir ce modèle</text:span></text:p>
      <text:p text:style-name="P5">Définis l’objectif, le périmètre de décision, les participants requis et optionnels, la cadence, la durée et les règles de facilitation. Limite le périmètre de décision aux décisions Opérationnelles uniquement.</text:p>
      <text:list text:style-name="L3">
        <text:list-item>
          <text:p text:style-name="P6"><text:span text:style-name="T1">Objectif :</text:span> <text:span text:style-name="T2">&lt;passer en revue le travail en cours, coordonner les tâches, faire remonter les blocages, prendre des décisions opérationnelles.&gt;</text:span></text:p>
        </text:list-item>
        <text:list-item>
          <text:p text:style-name="P6"><text:span text:style-name="T1">Périmètre de décision :</text:span> Décisions opérationnelles uniquement — ne peut pas prendre de décisions Stratégiques ou Constitutionnelles.</text:p>
        </text:list-item>
        <text:list-item>
          <text:p text:style-name="P6"><text:span text:style-name="T1">Participants requis :</text:span> <text:span text:style-name="T2">&lt;qui est invité ; quorum minimum.&gt;</text:span></text:p>
        </text:list-item>
        <text:list-item>
          <text:p text:style-name="P6"><text:span text:style-name="T1">Participants optionnels :</text:span> </text:p>
        </text:list-item>
        <text:list-item>
          <text:p text:style-name="P6"><text:span text:style-name="T1">Cadence :</text:span> <text:span text:style-name="T2">&lt;hebdomadaire / bimensuelle / mensuelle.&gt;</text:span></text:p>
        </text:list-item>
        <text:list-item>
          <text:p text:style-name="P6"><text:span text:style-name="T1">Durée limite :</text:span> <text:span text:style-name="T2">&lt;p. ex. 90 minutes maximum.&gt;</text:span></text:p>
        </text:list-item>
        <text:list-item>
          <text:p text:style-name="P6"><text:span text:style-name="T1">Facilitation :</text:span> <text:span text:style-name="T2">&lt;rôle de facilitateur·rice ; règle de remplacement.&gt;</text:span></text:p>
        </text:list-item>
      </text:list>
      <text:h text:style-name="Heading_20_3" text:outline-level="3"><text:bookmark-start text:name="structure-de-lordre-du-jour"/>Structure de l’ordre du jour<text:bookmark-end text:name="structure-de-lordre-du-jour"/></text:h>
      <text:list text:style-name="L4">
        <text:list-item>
          <text:p text:style-name="P7"><text:span text:style-name="T1">Tour d’ouverture</text:span> <text:span text:style-name="T2">&lt;durée&gt;</text:span></text:p>
        </text:list-item>
        <text:list-item>
          <text:p text:style-name="P7"><text:span text:style-name="T1">Revue des actions précédentes</text:span> <text:span text:style-name="T2">&lt;durée&gt;</text:span></text:p>
        </text:list-item>
        <text:list-item>
          <text:p text:style-name="P7"><text:span text:style-name="T1">Mises à jour des rôles et domaines</text:span> <text:span text:style-name="T2">&lt;durée&gt;</text:span></text:p>
        </text:list-item>
        <text:list-item>
          <text:p text:style-name="P7"><text:span text:style-name="T1">Points actifs à l’ordre du jour</text:span> <text:span text:style-name="T2">&lt;durée&gt;</text:span></text:p>
        </text:list-item>
        <text:list-item>
          <text:p text:style-name="P7"><text:span text:style-name="T1">Décisions opérationnelles</text:span> <text:span text:style-name="T2">&lt;durée&gt;</text:span></text:p>
        </text:list-item>
        <text:list-item>
          <text:p text:style-name="P7"><text:span text:style-name="T1">Prochaines actions et responsables</text:span> <text:span text:style-name="T2">&lt;durée&gt;</text:span></text:p>
        </text:list-item>
        <text:list-item>
          <text:p text:style-name="P7"><text:span text:style-name="T1">Tour de clôture</text:span> <text:span text:style-name="T2">&lt;durée ; optionnel&gt;</text:span></text:p>
        </text:list-item>
      </text:list>
      <text:h text:style-name="Heading_20_3" text:outline-level="3"><text:bookmark-start text:name="notes-et-comptes-rendus"/>Notes et comptes rendus<text:bookmark-end text:name="notes-et-comptes-rendus"/></text:h>
      <text:list text:style-name="L5">
        <text:list-item>
          <text:p text:style-name="P8"><text:span text:style-name="T1">Date :</text:span></text:p>
        </text:list-item>
        <text:list-item>
          <text:p text:style-name="P8"><text:span text:style-name="T1">Facilitateur·rice :</text:span></text:p>
        </text:list-item>
        <text:list-item>
          <text:p text:style-name="P8"><text:span text:style-name="T1">Participant·es :</text:span></text:p>
        </text:list-item>
        <text:list-item>
          <text:p text:style-name="P8"><text:span text:style-name="T1">Notes :</text:span></text:p>
        </text:list-item>
      </text:list>
      <text:h text:style-name="Heading_20_3" text:outline-level="3"><text:bookmark-start text:name="registre-de-décision-le-cas-échéant"/>Registre de décision (le cas échéant)<text:bookmark-end text:name="registre-de-décision-le-cas-échéant"/></text:h>
      <text:list text:style-name="L6">
        <text:list-item>
          <text:p text:style-name="P9"><text:span text:style-name="T1">Type de décision :</text:span> Opérationnelle</text:p>
        </text:list-item>
        <text:list-item>
          <text:p text:style-name="P9"><text:span text:style-name="T1">Autorité :</text:span> <text:span text:style-name="T2">&lt;titulaire du rôle selon la Matrice de décision&gt;</text:span></text:p>
        </text:list-item>
        <text:list-item>
          <text:p text:style-name="P9"><text:span text:style-name="T1">Mécanisme / seuil :</text:span> Autorité déléguée</text:p>
        </text:list-item>
        <text:list-item>
          <text:p text:style-name="P9"><text:span text:style-name="T1">Résultat :</text:span> <text:span text:style-name="T2">&lt;ce qui a été décidé&gt;</text:span></text:p>
        </text:list-item>
        <text:list-item>
          <text:p text:style-name="P9"><text:span text:style-name="T1">Date d’effet :</text:span></text:p>
        </text:list-item>
        <text:list-item>
          <text:p text:style-name="P9"><text:span text:style-name="T1">Classé dans :</text:span> </text:p>
        </text:list-item>
      </text:list>
      <text:p text:style-name="Horizontal_20_Line"/>
      <text:h text:style-name="Heading_20_2" text:outline-level="2"><text:bookmark-start text:name="type-de-réunion--gouvernance"/>Type de réunion : Gouvernance<text:bookmark-end text:name="type-de-réunion--gouvernance"/></text:h>
      <text:p text:style-name="First_20_paragraph"><text:span text:style-name="T2">Clauses RCOS : </text:span><text:a xlink:type="simple" xlink:href="https://blueprint.ecohubs.community/fr/articles/rcos-core/v0-1/layer-5-operations-coordination#72-meeting-system" office:name=""><text:span text:style-name="Definition"><text:span text:style-name="T2">7.2.1</text:span></text:span></text:a><text:span text:style-name="T2">, </text:span><text:a xlink:type="simple" xlink:href="https://blueprint.ecohubs.community/fr/articles/rcos-core/v0-1/layer-5-operations-coordination#72-meeting-system" office:name=""><text:span text:style-name="Definition"><text:span text:style-name="T2">7.2.2</text:span></text:span></text:a><text:span text:style-name="T2">, </text:span><text:a xlink:type="simple" xlink:href="https://blueprint.ecohubs.community/fr/articles/rcos-core/v0-1/layer-5-operations-coordination#72-meeting-system" office:name=""><text:span text:style-name="Definition"><text:span text:style-name="T2">7.2.3</text:span></text:span></text:a><text:span text:style-name="T2">, </text:span><text:a xlink:type="simple" xlink:href="https://blueprint.ecohubs.community/fr/articles/rcos-core/v0-1/layer-5-operations-coordination#76-artifacts" office:name=""><text:span text:style-name="Definition"><text:span text:style-name="T2">7.6.4</text:span></text:span></text:a></text:p>
      <text:p text:style-name="P10">**Justification — Pourquoi séparer la délibération du vote contraignant **</text:p>
      <text:p text:style-name="P10">Si une réunion peut à la fois discuter et décider, ce sont les personnes présentes ce jour-là qui décident — indépendamment des règles de quorum ou d’autorité. Séparer la délibération du vote contraignant préserve l’intégrité de la Matrice de décision et garantit que les membres absents conservent leur droit de vote.</text:p>
      <text:p text:style-name="P11"><text:span text:style-name="T1">Instructions — Comment remplir ce modèle</text:span></text:p>
      <text:p text:style-name="P11">Cette réunion délibère sur les propositions actives pendant leur période de délibération. La décision contraignante est prise via le processus de gouvernance conformément à la Matrice de décision.</text:p>
      <text:list text:style-name="L7">
        <text:list-item>
          <text:p text:style-name="P12"><text:span text:style-name="T1">Objectif :</text:span> Délibérer sur une proposition active pendant sa période de délibération.</text:p>
        </text:list-item>
        <text:list-item>
          <text:p text:style-name="P12"><text:span text:style-name="T1">Périmètre de décision :</text:span> Délibération uniquement — la décision contraignante est prise via le processus de gouvernance conformément à la Matrice de décision.</text:p>
        </text:list-item>
        <text:list-item>
          <text:p text:style-name="P12"><text:span text:style-name="T1">Participants requis :</text:span> <text:span text:style-name="T2">&lt;tous les Membres titulaires sont invités ; le·la porteur·se de la proposition doit être présent·e.&gt;</text:span></text:p>
        </text:list-item>
        <text:list-item>
          <text:p text:style-name="P12"><text:span text:style-name="T1">Participants optionnels :</text:span> </text:p>
        </text:list-item>
        <text:list-item>
          <text:p text:style-name="P12"><text:span text:style-name="T1">Cadence :</text:span> <text:span text:style-name="T2">&lt;selon les besoins pendant les périodes de délibération.&gt;</text:span></text:p>
        </text:list-item>
        <text:list-item>
          <text:p text:style-name="P12"><text:span text:style-name="T1">Durée limite :</text:span> <text:span text:style-name="T2">&lt;p. ex. 60 minutes maximum.&gt;</text:span></text:p>
        </text:list-item>
        <text:list-item>
          <text:p text:style-name="P12"><text:span text:style-name="T1">Facilitation :</text:span> <text:span text:style-name="T2">&lt;rôle de facilitateur·rice.&gt;</text:span></text:p>
        </text:list-item>
      </text:list>
      <text:h text:style-name="Heading_20_3" text:outline-level="3"><text:bookmark-start text:name="structure-de-lordre-du-jour-1"/>Structure de l’ordre du jour<text:bookmark-end text:name="structure-de-lordre-du-jour-1"/></text:h>
      <text:list text:style-name="L8">
        <text:list-item>
          <text:p text:style-name="P13"><text:span text:style-name="T1">Tour d’ouverture</text:span> <text:span text:style-name="T2">&lt;durée&gt;</text:span></text:p>
        </text:list-item>
        <text:list-item>
          <text:p text:style-name="P13"><text:span text:style-name="T1">Résumé de la proposition</text:span> <text:span text:style-name="T2">&lt;durée — le·la porteur·se présente la proposition : ce qu’elle change, pourquoi, et les alternatives envisagées.&gt;</text:span></text:p>
        </text:list-item>
        <text:list-item>
          <text:p text:style-name="P13"><text:span text:style-name="T1">Questions de clarification</text:span> <text:span text:style-name="T2">&lt;durée — questions factuelles uniquement ; pas encore de plaidoyer.&gt;</text:span></text:p>
        </text:list-item>
        <text:list-item>
          <text:p text:style-name="P13"><text:span text:style-name="T1">Délibération ouverte</text:span> <text:span text:style-name="T2">&lt;durée.&gt;</text:span></text:p>
        </text:list-item>
        <text:list-item>
          <text:p text:style-name="P13"><text:span text:style-name="T1">Synthèse des positions et prochaines étapes</text:span> <text:span text:style-name="T2">&lt;durée — le·la facilitateur·rice résume ; confirme le calendrier de vote.&gt;</text:span></text:p>
        </text:list-item>
      </text:list>
      <text:h text:style-name="Heading_20_3" text:outline-level="3"><text:bookmark-start text:name="notes-et-comptes-rendus-1"/>Notes et comptes rendus<text:bookmark-end text:name="notes-et-comptes-rendus-1"/></text:h>
      <text:list text:style-name="L9">
        <text:list-item>
          <text:p text:style-name="P14"><text:span text:style-name="T1">Date :</text:span></text:p>
        </text:list-item>
        <text:list-item>
          <text:p text:style-name="P14"><text:span text:style-name="T1">Facilitateur·rice :</text:span></text:p>
        </text:list-item>
        <text:list-item>
          <text:p text:style-name="P14"><text:span text:style-name="T1">Participant·es :</text:span></text:p>
        </text:list-item>
        <text:list-item>
          <text:p text:style-name="P14"><text:span text:style-name="T1">Notes :</text:span></text:p>
        </text:list-item>
      </text:list>
      <text:h text:style-name="Heading_20_3" text:outline-level="3"><text:bookmark-start text:name="registre-de-décision"/>Registre de décision<text:bookmark-end text:name="registre-de-décision"/></text:h>
      <text:list text:style-name="L10">
        <text:list-item>
          <text:p text:style-name="P15"><text:span text:style-name="T1">Référence de la proposition :</text:span> </text:p>
        </text:list-item>
        <text:list-item>
          <text:p text:style-name="P15"><text:span text:style-name="T1">Type de décision :</text:span> <text:span text:style-name="T2">&lt;Stratégique / Constitutionnelle&gt;</text:span></text:p>
        </text:list-item>
        <text:list-item>
          <text:p text:style-name="P15"><text:span text:style-name="T1">Autorité :</text:span> Membres titulaires (collectif)</text:p>
        </text:list-item>
        <text:list-item>
          <text:p text:style-name="P15"><text:span text:style-name="T1">Mécanisme / seuil :</text:span> <text:span text:style-name="T2">&lt;mécanisme de vote + seuil&gt;</text:span></text:p>
        </text:list-item>
        <text:list-item>
          <text:p text:style-name="P15"><text:span text:style-name="T1">Résultat :</text:span> <text:span text:style-name="T2">&lt;Adoptée / Rejetée / Reportée&gt;</text:span></text:p>
        </text:list-item>
        <text:list-item>
          <text:p text:style-name="P15"><text:span text:style-name="T1">Date d’effet :</text:span></text:p>
        </text:list-item>
        <text:list-item>
          <text:p text:style-name="P15"><text:span text:style-name="T1">Lien du vote :</text:span></text:p>
        </text:list-item>
      </text:list>
      <text:p text:style-name="Horizontal_20_Line"/>
      <text:h text:style-name="Heading_20_2" text:outline-level="2"><text:bookmark-start text:name="type-de-réunion--coordination--alignement"/>Type de réunion : Coordination &amp; Alignement<text:bookmark-end text:name="type-de-réunion--coordination--alignement"/></text:h>
      <text:p text:style-name="First_20_paragraph"><text:span text:style-name="T2">Clauses RCOS : </text:span><text:a xlink:type="simple" xlink:href="https://blueprint.ecohubs.community/fr/articles/rcos-core/v0-1/layer-5-operations-coordination#72-meeting-system" office:name=""><text:span text:style-name="Definition"><text:span text:style-name="T2">7.2.1</text:span></text:span></text:a><text:span text:style-name="T2">, </text:span><text:a xlink:type="simple" xlink:href="https://blueprint.ecohubs.community/fr/articles/rcos-core/v0-1/layer-5-operations-coordination#72-meeting-system" office:name=""><text:span text:style-name="Definition"><text:span text:style-name="T2">7.2.2</text:span></text:span></text:a><text:span text:style-name="T2">, </text:span><text:a xlink:type="simple" xlink:href="https://blueprint.ecohubs.community/fr/articles/rcos-core/v0-1/layer-5-operations-coordination#72-meeting-system" office:name=""><text:span text:style-name="Definition"><text:span text:style-name="T2">7.2.3</text:span></text:span></text:a><text:span text:style-name="T2">, </text:span><text:a xlink:type="simple" xlink:href="https://blueprint.ecohubs.community/fr/articles/rcos-core/v0-1/layer-5-operations-coordination#76-artifacts" office:name=""><text:span text:style-name="Definition"><text:span text:style-name="T2">7.6.4</text:span></text:span></text:a></text:p>
      <text:p text:style-name="P16">**Justification — Pourquoi une réunion de coordination dédiée **</text:p>
      <text:p text:style-name="P16">Certains blocages impliquent plusieurs rôles et ne peuvent pas être résolus dans le rythme régulier des Opérations. La réunion Coordination &amp; Alignement offre aux travaux transversaux leur propre espace — pour les dépendances, les passages de relais et les priorités concurrentes — afin que la réunion hebdomadaire ne s’étire pas en essayant de tout absorber.</text:p>
      <text:p text:style-name="P17"><text:span text:style-name="T1">Instructions — Comment remplir ce modèle</text:span></text:p>
      <text:p text:style-name="P17">Utilise ce modèle lorsqu’une coordination entre rôles est nécessaire. Limite le périmètre de décision aux décisions Opérationnelles uniquement et restreins les participants requis à ceux ayant des initiatives actives.</text:p>
      <text:list text:style-name="L11">
        <text:list-item>
          <text:p text:style-name="P18"><text:span text:style-name="T1">Objectif :</text:span> Synchroniser le travail entre les rôles et les initiatives ; faire remonter les dépendances et les blocages ; aligner les priorités.</text:p>
        </text:list-item>
        <text:list-item>
          <text:p text:style-name="P18"><text:span text:style-name="T1">Périmètre de décision :</text:span> Décisions opérationnelles uniquement.</text:p>
        </text:list-item>
        <text:list-item>
          <text:p text:style-name="P18"><text:span text:style-name="T1">Participants requis :</text:span> <text:span text:style-name="T2">&lt;titulaires de rôles avec des initiatives actives.&gt;</text:span></text:p>
        </text:list-item>
        <text:list-item>
          <text:p text:style-name="P18"><text:span text:style-name="T1">Participants optionnels :</text:span> </text:p>
        </text:list-item>
        <text:list-item>
          <text:p text:style-name="P18"><text:span text:style-name="T1">Cadence :</text:span> </text:p>
        </text:list-item>
        <text:list-item>
          <text:p text:style-name="P18"><text:span text:style-name="T1">Durée limite :</text:span> <text:span text:style-name="T2">&lt;p. ex. 60 minutes.&gt;</text:span></text:p>
        </text:list-item>
        <text:list-item>
          <text:p text:style-name="P18"><text:span text:style-name="T1">Facilitation :</text:span> <text:span text:style-name="T2">&lt;facilitateur·rice ; règle de remplacement.&gt;</text:span></text:p>
        </text:list-item>
      </text:list>
      <text:h text:style-name="Heading_20_3" text:outline-level="3"><text:bookmark-start text:name="structure-de-lordre-du-jour-2"/>Structure de l’ordre du jour<text:bookmark-end text:name="structure-de-lordre-du-jour-2"/></text:h>
      <text:list text:style-name="L12">
        <text:list-item>
          <text:p text:style-name="P19"><text:span text:style-name="T1">Tour d’ouverture</text:span> <text:span text:style-name="T2">&lt;durée&gt;</text:span></text:p>
        </text:list-item>
        <text:list-item>
          <text:p text:style-name="P19"><text:span text:style-name="T1">Mises à jour de l’avancement des initiatives</text:span> <text:span text:style-name="T2">&lt;durée&gt;</text:span></text:p>
        </text:list-item>
        <text:list-item>
          <text:p text:style-name="P19"><text:span text:style-name="T1">Blocages et dépendances</text:span> <text:span text:style-name="T2">&lt;durée&gt;</text:span></text:p>
        </text:list-item>
        <text:list-item>
          <text:p text:style-name="P19"><text:span text:style-name="T1">Prochaines étapes</text:span> <text:span text:style-name="T2">&lt;durée&gt;</text:span></text:p>
        </text:list-item>
      </text:list>
      <text:h text:style-name="Heading_20_3" text:outline-level="3"><text:bookmark-start text:name="notes-et-comptes-rendus-2"/>Notes et comptes rendus<text:bookmark-end text:name="notes-et-comptes-rendus-2"/></text:h>
      <text:list text:style-name="L13">
        <text:list-item>
          <text:p text:style-name="P20"><text:span text:style-name="T1">Date :</text:span></text:p>
        </text:list-item>
        <text:list-item>
          <text:p text:style-name="P20"><text:span text:style-name="T1">Facilitateur·rice :</text:span></text:p>
        </text:list-item>
        <text:list-item>
          <text:p text:style-name="P20"><text:span text:style-name="T1">Participant·es :</text:span></text:p>
        </text:list-item>
        <text:list-item>
          <text:p text:style-name="P20"><text:span text:style-name="T1">Notes :</text:span></text:p>
        </text:list-item>
      </text:list>
      <text:p text:style-name="Horizontal_20_Line"/>
      <text:h text:style-name="Heading_20_2" text:outline-level="2"><text:bookmark-start text:name="type-de-réunion--réflexion--apprentissage"/>Type de réunion : Réflexion &amp; Apprentissage<text:bookmark-end text:name="type-de-réunion--réflexion--apprentissage"/></text:h>
      <text:p text:style-name="First_20_paragraph"><text:span text:style-name="T2">Clauses RCOS : </text:span><text:a xlink:type="simple" xlink:href="https://blueprint.ecohubs.community/fr/articles/rcos-core/v0-1/layer-5-operations-coordination#72-meeting-system" office:name=""><text:span text:style-name="Definition"><text:span text:style-name="T2">7.2.1</text:span></text:span></text:a><text:span text:style-name="T2">, </text:span><text:a xlink:type="simple" xlink:href="https://blueprint.ecohubs.community/fr/articles/rcos-core/v0-1/layer-5-operations-coordination#72-meeting-system" office:name=""><text:span text:style-name="Definition"><text:span text:style-name="T2">7.2.2</text:span></text:span></text:a><text:span text:style-name="T2">, </text:span><text:a xlink:type="simple" xlink:href="https://blueprint.ecohubs.community/fr/articles/rcos-core/v0-1/layer-5-operations-coordination#72-meeting-system" office:name=""><text:span text:style-name="Definition"><text:span text:style-name="T2">7.2.3</text:span></text:span></text:a><text:span text:style-name="T2">, </text:span><text:a xlink:type="simple" xlink:href="https://blueprint.ecohubs.community/fr/articles/rcos-core/v0-1/layer-5-operations-coordination#76-artifacts" office:name=""><text:span text:style-name="Definition"><text:span text:style-name="T2">7.6.4</text:span></text:span></text:a></text:p>
      <text:p text:style-name="P21">**Justification — Pourquoi accorder à la réflexion son propre type de réunion **</text:p>
      <text:p text:style-name="P21">La réflexion qui n’a lieu que quand le temps le permet n’a jamais lieu. Un type de réunion nommé avec une cadence définie crée l’espace pour regarder en arrière — et empêche la rétrospection d’être éclipsée par l’urgence opérationnelle. Sans cela, le Journal d’apprentissage (Couche 6) reste vide et le cadre cesse d’évoluer.</text:p>
      <text:p text:style-name="P22"><text:span text:style-name="T1">Instructions — Comment remplir ce modèle</text:span></text:p>
      <text:p text:style-name="P22">Cette réunion passe en revue la période la plus récente et alimente le Journal d’apprentissage (Couche 6) et la file des Propositions futures.</text:p>
      <text:list text:style-name="L14">
        <text:list-item>
          <text:p text:style-name="P23"><text:span text:style-name="T1">Objectif :</text:span> Passer en revue l’expérience, repérer des schémas récurrents, capturer les apprentissages, réinjecter les enseignements dans le cadre.</text:p>
        </text:list-item>
        <text:list-item>
          <text:p text:style-name="P23"><text:span text:style-name="T1">Périmètre de décision :</text:span> Peut produire des propositions de changement ; pas d’autorité de décision directe sauf si spécifié dans la Matrice de décision.</text:p>
        </text:list-item>
        <text:list-item>
          <text:p text:style-name="P23"><text:span text:style-name="T1">Participants requis :</text:span> <text:span text:style-name="T2">&lt;tous les Membres titulaires sont invités.&gt;</text:span></text:p>
        </text:list-item>
        <text:list-item>
          <text:p text:style-name="P23"><text:span text:style-name="T1">Cadence :</text:span> <text:span text:style-name="T2">&lt;trimestrielle.&gt;</text:span></text:p>
        </text:list-item>
        <text:list-item>
          <text:p text:style-name="P23"><text:span text:style-name="T1">Durée limite :</text:span> <text:span text:style-name="T2">&lt;p. ex. 90 minutes.&gt;</text:span></text:p>
        </text:list-item>
        <text:list-item>
          <text:p text:style-name="P23"><text:span text:style-name="T1">Facilitation :</text:span> <text:span text:style-name="T2">&lt;rôle de facilitateur·rice.&gt;</text:span></text:p>
        </text:list-item>
      </text:list>
      <text:h text:style-name="Heading_20_3" text:outline-level="3"><text:bookmark-start text:name="structure-de-lordre-du-jour-3"/>Structure de l’ordre du jour<text:bookmark-end text:name="structure-de-lordre-du-jour-3"/></text:h>
      <text:list text:style-name="L15">
        <text:list-item>
          <text:p text:style-name="P24"><text:span text:style-name="T1">Tour d’ouverture</text:span> <text:span text:style-name="T2">&lt;durée&gt;</text:span></text:p>
        </text:list-item>
        <text:list-item>
          <text:p text:style-name="P24"><text:span text:style-name="T1">Faits marquants de la période</text:span> <text:span text:style-name="T2">&lt;durée&gt;</text:span></text:p>
        </text:list-item>
        <text:list-item>
          <text:p text:style-name="P24"><text:span text:style-name="T1">Ce qui a bien fonctionné</text:span> <text:span text:style-name="T2">&lt;durée&gt;</text:span></text:p>
        </text:list-item>
        <text:list-item>
          <text:p text:style-name="P24"><text:span text:style-name="T1">Ce qui n’a pas fonctionné / ce que nous ferions différemment</text:span> <text:span text:style-name="T2">&lt;durée ; pas de blâme, se concentrer sur les schémas.&gt;</text:span></text:p>
        </text:list-item>
        <text:list-item>
          <text:p text:style-name="P24"><text:span text:style-name="T1">Apprentissages à retenir</text:span> <text:span text:style-name="T2">&lt;durée ; identifier les entrées du Journal d’apprentissage.&gt;</text:span></text:p>
        </text:list-item>
        <text:list-item>
          <text:p text:style-name="P24"><text:span text:style-name="T1">Mises à jour du journal d’apprentissage et propositions futures</text:span> <text:span text:style-name="T2">&lt;durée.&gt;</text:span></text:p>
        </text:list-item>
        <text:list-item>
          <text:p text:style-name="P24"><text:span text:style-name="T1">Tour de clôture</text:span> <text:span text:style-name="T2">&lt;durée&gt;</text:span></text:p>
        </text:list-item>
      </text:list>
      <text:h text:style-name="Heading_20_3" text:outline-level="3"><text:bookmark-start text:name="notes-et-comptes-rendus-3"/>Notes et comptes rendus<text:bookmark-end text:name="notes-et-comptes-rendus-3"/></text:h>
      <text:list text:style-name="L16">
        <text:list-item>
          <text:p text:style-name="P25"><text:span text:style-name="T1">Date :</text:span></text:p>
        </text:list-item>
        <text:list-item>
          <text:p text:style-name="P25"><text:span text:style-name="T1">Facilitateur·rice :</text:span></text:p>
        </text:list-item>
        <text:list-item>
          <text:p text:style-name="P25"><text:span text:style-name="T1">Participant·es :</text:span></text:p>
        </text:list-item>
        <text:list-item>
          <text:p text:style-name="P25"><text:span text:style-name="T1">Notes :</text:span></text:p>
        </text:list-item>
        <text:list-item>
          <text:p text:style-name="P25"><text:span text:style-name="T1">Entrées du Journal d’apprentissage déclenchées :</text:span> <text:span text:style-name="T2">&lt;liste ou « aucune »&gt;</text:span></text:p>
        </text:list-item>
        <text:list-item>
          <text:p text:style-name="P25"><text:span text:style-name="T1">Propositions futures ajoutées :</text:span> <text:span text:style-name="T2">&lt;liste ou « aucune »&gt;</text:span></text:p>
        </text:list-item>
      </text:list>
      <text:p text:style-name="Horizontal_20_Line"/>
      <text:h text:style-name="Heading_20_2" text:outline-level="2"><text:bookmark-start text:name="type-de-réunion--traitement-des-conflits"/>Type de réunion : Traitement des conflits<text:bookmark-end text:name="type-de-réunion--traitement-des-conflits"/></text:h>
      <text:p text:style-name="First_20_paragraph"><text:span text:style-name="T2">Clauses RCOS : </text:span><text:a xlink:type="simple" xlink:href="https://blueprint.ecohubs.community/fr/articles/rcos-core/v0-1/layer-5-operations-coordination#72-meeting-system" office:name=""><text:span text:style-name="Definition"><text:span text:style-name="T2">7.2.1</text:span></text:span></text:a><text:span text:style-name="T2">, </text:span><text:a xlink:type="simple" xlink:href="https://blueprint.ecohubs.community/fr/articles/rcos-core/v0-1/layer-5-operations-coordination#72-meeting-system" office:name=""><text:span text:style-name="Definition"><text:span text:style-name="T2">7.2.2</text:span></text:span></text:a><text:span text:style-name="T2">, </text:span><text:a xlink:type="simple" xlink:href="https://blueprint.ecohubs.community/fr/articles/rcos-core/v0-1/layer-5-operations-coordination#72-meeting-system" office:name=""><text:span text:style-name="Definition"><text:span text:style-name="T2">7.2.3</text:span></text:span></text:a><text:span text:style-name="T2">, </text:span><text:a xlink:type="simple" xlink:href="https://blueprint.ecohubs.community/fr/articles/rcos-core/v0-1/layer-5-operations-coordination#76-artifacts" office:name=""><text:span text:style-name="Definition"><text:span text:style-name="T2">7.6.4</text:span></text:span></text:a><text:span text:style-name="T2"> ; voir aussi Couche 4 — </text:span><text:a xlink:type="simple" xlink:href="https://blueprint.ecohubs.community/fr/articles/rcos-core/v0-1/layer-4-conflict-repair-accountability#62-resolution-pathways" office:name=""><text:span text:style-name="Definition"><text:span text:style-name="T2">Échelle de résolution des conflits</text:span></text:span></text:a></text:p>
      <text:p text:style-name="P26">**Justification — Pourquoi un type de réunion distinct pour les conflits **</text:p>
      <text:p text:style-name="P26">Le travail sur les conflits obéit à des règles que les autres réunions n’ont pas : confidentialité, sélection du·de la facilitateur·rice qui contourne les préférences des parties, protections contre les représailles et registres restreints. Utiliser le modèle Opérations pour une session de conflit violerait discrètement toutes ces règles. Un modèle dédié rend le cadre différent visible dès la première minute.</text:p>
      <text:p text:style-name="P27"><text:span text:style-name="T1">Instructions — Comment remplir ce modèle</text:span></text:p>
      <text:p text:style-name="P27">Utilise ce modèle uniquement pour les sessions facilitées relevant des étapes 2 à 4 de l’Échelle de résolution des conflits. Les règles de confidentialité et de sélection du·de la facilitateur·rice sont régies par la Couche 4, pas par la réunion elle-même.</text:p>
      <text:list text:style-name="L17">
        <text:list-item>
          <text:p text:style-name="P28"><text:span text:style-name="T1">Objectif :</text:span> Faciliter la résolution à une étape définie de l’échelle (Échelle de résolution des conflits, étapes 2 à 4).</text:p>
        </text:list-item>
        <text:list-item>
          <text:p text:style-name="P28"><text:span text:style-name="T1">Périmètre de décision :</text:span> Produit des plans de réparation, des accords ou des décisions d’escalade ; les résultats contraignants nécessitent l’autorité définie dans l’Échelle de résolution des conflits et la Matrice de décision.</text:p>
        </text:list-item>
        <text:list-item>
          <text:p text:style-name="P28"><text:span text:style-name="T1">Participants requis :</text:span> Les parties au conflit ; facilitateur·rice désigné·e (selon les règles de sélection de l’Échelle de résolution des conflits).</text:p>
        </text:list-item>
        <text:list-item>
          <text:p text:style-name="P28"><text:span text:style-name="T1">Participants optionnels :</text:span> Une personne de soutien, avec le consentement écrit mutuel de toutes les parties.</text:p>
        </text:list-item>
        <text:list-item>
          <text:p text:style-name="P28"><text:span text:style-name="T1">Cadence :</text:span> Selon les besoins ; déclenchée par la prise en charge.</text:p>
        </text:list-item>
        <text:list-item>
          <text:p text:style-name="P28"><text:span text:style-name="T1">Durée limite :</text:span> <text:span text:style-name="T2">&lt;typiquement 60 à 90 minutes ; le·la facilitateur·rice peut prolonger.&gt;</text:span></text:p>
        </text:list-item>
        <text:list-item>
          <text:p text:style-name="P28"><text:span text:style-name="T1">Facilitation :</text:span> Sélectionné·e selon l’Échelle de résolution des conflits (Couche 4) — non choisi·e par les parties elles-mêmes.</text:p>
        </text:list-item>
      </text:list>
      <text:p text:style-name="P29"><text:span text:style-name="T1">Note de confidentialité :</text:span> Les registres de ce type de réunion sont soumis aux limites de confidentialité et d’accès à l’information définies dans l’Échelle de résolution des conflits (Couche 4). Ils ne sont pas publiés dans le registre général des membres par défaut.</text:p>
      <text:h text:style-name="Heading_20_3" text:outline-level="3"><text:bookmark-start text:name="structure-de-lordre-du-jour-4"/>Structure de l’ordre du jour<text:bookmark-end text:name="structure-de-lordre-du-jour-4"/></text:h>
      <text:list text:style-name="L18">
        <text:list-item>
          <text:p text:style-name="P30"><text:span text:style-name="T1">Ouverture et règles de base</text:span> <text:span text:style-name="T2">&lt;durée ; consentement, confidentialité, non-représailles, droit de pause.&gt;</text:span></text:p>
        </text:list-item>
        <text:list-item>
          <text:p text:style-name="P30"><text:span text:style-name="T1">Chaque partie partage sa perspective</text:span> <text:span text:style-name="T2">&lt;sans interruption ; temps égal.&gt;</text:span></text:p>
        </text:list-item>
        <text:list-item>
          <text:p text:style-name="P30"><text:span text:style-name="T1">Vérification de la compréhension partagée</text:span> <text:span text:style-name="T2">&lt;durée.&gt;</text:span></text:p>
        </text:list-item>
        <text:list-item>
          <text:p text:style-name="P30"><text:span text:style-name="T1">Besoins et demandes</text:span> <text:span text:style-name="T2">&lt;durée.&gt;</text:span></text:p>
        </text:list-item>
        <text:list-item>
          <text:p text:style-name="P30"><text:span text:style-name="T1">Options de réparation ou d’accord</text:span> <text:span text:style-name="T2">&lt;durée.&gt;</text:span></text:p>
        </text:list-item>
        <text:list-item>
          <text:p text:style-name="P30"><text:span text:style-name="T1">Décision ou prochaine étape</text:span> <text:span text:style-name="T2">&lt;durée.&gt;</text:span></text:p>
        </text:list-item>
        <text:list-item>
          <text:p text:style-name="P30"><text:span text:style-name="T1">Documentation</text:span> <text:span text:style-name="T2">&lt;durée ; enregistrement selon les règles de confidentialité de la Couche 4.&gt;</text:span></text:p>
        </text:list-item>
      </text:list>
      <text:h text:style-name="Heading_20_3" text:outline-level="3"><text:bookmark-start text:name="format-du-registre"/>Format du registre<text:bookmark-end text:name="format-du-registre"/></text:h>
      <text:p text:style-name="P31">Ce registre est confidentiel. L’accès est restreint conformément à l’Échelle de résolution des conflits (Couche 4).</text:p>
      <text:list text:style-name="L19">
        <text:list-item>
          <text:p text:style-name="P32"><text:span text:style-name="T1">Date :</text:span></text:p>
        </text:list-item>
        <text:list-item>
          <text:p text:style-name="P32"><text:span text:style-name="T1">Facilitateur·rice :</text:span></text:p>
        </text:list-item>
        <text:list-item>
          <text:p text:style-name="P32"><text:span text:style-name="T1">Parties présentes :</text:span></text:p>
        </text:list-item>
        <text:list-item>
          <text:p text:style-name="P32"><text:span text:style-name="T1">Étape de l’échelle :</text:span></text:p>
        </text:list-item>
        <text:list-item>
          <text:p text:style-name="P32"><text:span text:style-name="T1">Classe du conflit :</text:span></text:p>
        </text:list-item>
        <text:list-item>
          <text:p text:style-name="P32"><text:span text:style-name="T1">Résultat :</text:span> <text:span text:style-name="T2">&lt;Accord trouvé / Escaladé à l’étape suivante / Ajourné&gt;</text:span></text:p>
        </text:list-item>
        <text:list-item>
          <text:p text:style-name="P32"><text:span text:style-name="T1">Actions convenues (le cas échéant) :</text:span></text:p>
        </text:list-item>
        <text:list-item>
          <text:p text:style-name="P32"><text:span text:style-name="T1">Destination de l’escalade (le cas échéant) :</text:span></text:p>
        </text:list-item>
        <text:list-item>
          <text:p text:style-name="P32"><text:span text:style-name="T1">Accès :</text:span> Parties et facilitateur·rice uniquement ; communiqué aux Membres titulaires uniquement en cas d’escalade à l’étape de gouvernance.</text:p>
        </text:list-item>
      </text:list>
      <text:p text:style-name="Horizontal_20_Line"/>
      <text:h text:style-name="Heading_20_2" text:outline-level="2"><text:bookmark-start text:name="registre-de-ratification"/>Registre de ratification<text:bookmark-end text:name="registre-de-ratification"/></text:h>
      <text:list text:style-name="L20">
        <text:list-item>
          <text:p text:style-name="P33"><text:span text:style-name="T1">Adoptée le :</text:span> </text:p>
        </text:list-item>
        <text:list-item>
          <text:p text:style-name="P33"><text:span text:style-name="T1">Type de décision :</text:span> Stratégique</text:p>
        </text:list-item>
        <text:list-item>
          <text:p text:style-name="P33"><text:span text:style-name="T1">Version :</text:span> </text:p>
        </text:list-item>
        <text:list-item>
          <text:p text:style-name="P33"><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Modèles de réunion</meta:user-defined>
  </office:meta>
</office:document-meta>
</file>